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24-02-22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23-12-07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7848" calcext:value-type="float">
            <text:p>114.6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23-09-29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23-06-08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6952" calcext:value-type="float">
            <text:p>110.48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23-03-08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40448" calcext:value-type="float">
            <text:p>108.7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22-12-06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186" calcext:value-type="float">
            <text:p>110.71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22-08-04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3248" calcext:value-type="float">
            <text:p>112.09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22-05-25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41928" calcext:value-type="float">
            <text:p>105.34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22-03-02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948" calcext:value-type="float">
            <text:p>102.5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21-07-21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2016" calcext:value-type="float">
            <text:p>108.33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21-03-25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20-11-13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3384" calcext:value-type="float">
            <text:p>91.08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20-07-16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2064" calcext:value-type="float">
            <text:p>91.95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20-03-05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8856" calcext:value-type="float">
            <text:p>79.2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9-11-13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30368" calcext:value-type="float">
            <text:p>81.4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9-06-20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9-02-26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29328" calcext:value-type="float">
            <text:p>80.7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8-08-1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8-02-02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7528" calcext:value-type="float">
            <text:p>81.5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7-10-1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7864" calcext:value-type="float">
            <text:p>85.01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7-08-10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7304" calcext:value-type="float">
            <text:p>91.96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7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7-04-11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556" calcext:value-type="float">
            <text:p>78.7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7-02-09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4904" calcext:value-type="float">
            <text:p>79.9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6-12-1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4608" calcext:value-type="float">
            <text:p>81.0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6-10-13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8648" calcext:value-type="float">
            <text:p>86.7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6-06-09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6864" calcext:value-type="float">
            <text:p>77.0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6-02-1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5-10-09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4968" calcext:value-type="float">
            <text:p>87.7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5-06-04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4832" calcext:value-type="float">
            <text:p>82.0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5-02-1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84192" calcext:value-type="float">
            <text:p>80.7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4-10-02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4-08-07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4-06-0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4-04-0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18032" calcext:value-type="float">
            <text:p>77.2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4-02-0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48584" calcext:value-type="float">
            <text:p>79.3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3-12-1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7552" calcext:value-type="float">
            <text:p>80.9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3-10-2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6976" calcext:value-type="float">
            <text:p>83.24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3-08-15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3-06-06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3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6208" calcext:value-type="float">
            <text:p>78.6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3-02-07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00656" calcext:value-type="float">
            <text:p>78.4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2-12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9784" calcext:value-type="float">
            <text:p>77.5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2-10-10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3152" calcext:value-type="float">
            <text:p>80.0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2-08-23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2-04-05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2-02-17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1504" calcext:value-type="float">
            <text:p>76.04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1-09-2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3296" calcext:value-type="float">
            <text:p>84.2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1-07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1-05-2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7488" calcext:value-type="float">
            <text:p>77.4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1-03-18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1-01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0-11-23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0-09-2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0-07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5472" calcext:value-type="float">
            <text:p>83.4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0-05-1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0256" calcext:value-type="float">
            <text:p>79.0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0-03-02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10-01-1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09-11-20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64408" calcext:value-type="float">
            <text:p>79.4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09-09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5096" calcext:value-type="float">
            <text:p>83.4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09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4752" calcext:value-type="float">
            <text:p>81.4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09-03-0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608" calcext:value-type="float">
            <text:p>79.1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3233104490001</text:p>
          </table:table-cell>
          <table:table-cell office:value-type="string" calcext:value-type="string">
            <text:p>200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6656" calcext:value-type="float">
            <text:p>80.6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1" meta:object-count="0"/>
    <meta:user-defined meta:name="AppVersion">3.0</meta:user-defined>
  </office:meta>
</office:document-meta>
</file>